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2.14167in" svg:y="0.43333in" svg:width="1.525in" svg:height="1.425in" style:rel-width="scale" style:rel-height="scale"><draw:image xlink:href="media/image1.png" xlink:type="simple" xlink:show="embed" xlink:actuate="onLoad"/><svg:title/><svg:desc>Logo

Description automatically generated</svg:desc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0209749</meta:initial-creator>
    <dc:creator>20209749</dc:creator>
    <meta:creation-date>2022-04-27T09:24:00Z</meta:creation-date>
    <dc:date>2022-04-27T09:27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2" meta:row-count="1" meta:non-whitespace-character-count="2"/>
  </office:meta>
</office:document-meta>
</file>